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8000002D507F55A5A380C3095.bmp" manifest:media-type="image/bmp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miri Quran" svg:font-family="'Amiri Quran'" style:font-pitch="variable"/>
    <style:font-face style:name="Comfortaa" svg:font-family="Comfortaa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6.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7.5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style:font-name="Abyssinica SIL"/>
    </style:style>
    <style:style style:name="P2" style:family="paragraph">
      <loext:graphic-properties draw:fill-color="#ffffff"/>
    </style:style>
    <style:style style:name="T1" style:family="text">
      <style:text-properties style:font-name="Abyssinica SI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3.2cm" svg:height="3.506cm" svg:x="2.4cm" svg:y="4.4cm" presentation:class="title" presentation:user-transformed="true">
          <draw:text-box>
            <text:p text:style-name="P1"><text:span text:style-name="T1">Billard</text:span></text:p>
          </draw:text-box>
        </draw:frame>
        <draw:frame presentation:style-name="pr2" draw:text-style-name="P2" draw:layer="layout" svg:width="24cm" svg:height="6.4cm" svg:x="2cm" svg:y="9.6cm" presentation:class="subtitle">
          <draw:text-box>
            <text:p>Florian Thiems</text:p>
            <text:p>Quentin Basti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3.2cm" svg:height="3.506cm" svg:x="2.4cm" svg:y="4.4cm" presentation:class="title">
          <draw:text-box>
            <text:p>Difficultés</text:p>
          </draw:text-box>
        </draw:frame>
        <draw:frame presentation:style-name="pr4" draw:layer="layout" svg:width="25.199cm" svg:height="7.4cm" svg:x="1.4cm" svg:y="8.6cm" presentation:class="outline" presentation:user-transformed="true">
          <draw:text-box>
            <text:p>SDL : Usage d’un lien absolu</text:p>
            <text:p>Git : Clone systématiques</text:p>
            <text:p>Doxygène : Fichiers non trouvés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3.2cm" svg:height="3.506cm" svg:x="2.4cm" svg:y="4.4cm" presentation:class="title">
          <draw:text-box>
            <text:p>Modes de jeu</text:p>
          </draw:text-box>
        </draw:frame>
        <draw:frame presentation:style-name="pr4" draw:layer="layout" svg:width="24cm" svg:height="6.4cm" svg:x="2cm" svg:y="9.6cm" presentation:class="outline">
          <draw:text-box>
            <text:p>Ghost : Réanime les balles tombées</text:p>
            <text:p>Bounce/ Friction : Désactive les rebonds/ la friction</text:p>
            <text:p>Funky : Transforme les boules en puits gravitationne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miri Quran" svg:font-family="'Amiri Quran'" style:font-pitch="variable"/>
    <style:font-face style:name="Comfortaa" svg:font-family="Comfortaa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669966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byssinica SIL" fo:font-family="'Abyssinica SIL'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99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27.999cm" svg:height="15.759cm" svg:x="0.001cm" svg:y="2.936cm">
        <draw:image xlink:href="Pictures/1000000000000508000002D507F55A5A380C3095.bmp" xlink:type="simple" xlink:show="embed" xlink:actuate="onLoad">
          <text:p/>
        </draw:image>
      </draw:frame>
      <draw:frame presentation:style-name="Standard-title" draw:layer="backgroundobjects" svg:width="23.2cm" svg:height="3.506cm" svg:x="2.4cm" svg:y="4.4cm" presentation:class="title" presentation:placeholder="true">
        <draw:text-box/>
      </draw:frame>
      <draw:frame presentation:style-name="Standard-outline1" draw:layer="backgroundobjects" svg:width="24cm" svg:height="6.4cm" svg:x="2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6:44:56.207826017</meta:creation-date>
    <meta:editing-duration>PT9S</meta:editing-duration>
    <meta:editing-cycles>2</meta:editing-cycles>
    <meta:generator>LibreOffice/5.2.0.4$Linux_X86_64 LibreOffice_project/20m0$Build-4</meta:generator>
    <dc:date>2019-05-16T16:59:27.827209729</dc:date>
    <meta:document-statistic meta:object-count="34"/>
  </office:meta>
</office:document-meta>
</file>